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Times New Roman" fo:font-size="14pt" style:font-size-asian="14pt" style:font-size-complex="14pt"/>
    </style:style>
    <style:style style:name="P2" style:family="paragraph" style:parent-style-name="Heading_20_2">
      <style:text-properties style:font-name="Times New Roman" fo:font-size="14pt" style:font-size-asian="14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6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7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8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пределение сущностей и атрибутов информационной системы</text:h>
      <text:h text:style-name="P2" text:outline-level="2">1. Сущность: Владелец (Owner)</text:h>
      <text:p text:style-name="P3"><text:span text:style-name="T1">Представляет собой профиль клиента клиники.</text:span></text:p>
      <text:list text:style-name="L1">
        <text:list-item>
          <text:p text:style-name="P4"><text:span text:style-name="T2">Фамилия, Имя, Отчество:</text:span> Обязательные атрибуты. В базе и интерфейсе разделены для корректного формирования печатных форм (Иванов И.И.).</text:p>
        </text:list-item>
        <text:list-item>
          <text:p text:style-name="P4"><text:span text:style-name="T2">Адрес проживания:</text:span> Текстовое поле (до 255 симв.). Необязательно для первичной регистрации, но необходимо для формирования официальных договоров.</text:p>
        </text:list-item>
        <text:list-item>
          <text:p text:style-name="P4"><text:span text:style-name="T2">Контактный телефон:</text:span> Уникальный атрибут. Валидация по маске +7 (XXX) XXX-XX-XX. Обязательное поле для связи.</text:p>
        </text:list-item>
        <text:list-item>
          <text:p text:style-name="P4"><text:span text:style-name="T2">Email:</text:span> Уникальный идентификатор пользователя (логин). Проверка на соответствие формату адреса электронной почты.</text:p>
        </text:list-item>
        <text:list-item>
          <text:p text:style-name="P4"><text:span text:style-name="T2">Пароль:</text:span> Хранится в зашифрованном виде. Требование — не менее 8 символов.</text:p>
        </text:list-item>
      </text:list>
      <text:h text:style-name="P2" text:outline-level="2" text:is-list-header="true">2. Сущность: Питомец (Pet)</text:h>
      <text:p text:style-name="P3"><text:span text:style-name="T1">Объект медицинского учета.</text:span></text:p>
      <text:list text:style-name="L2">
        <text:list-item>
          <text:p text:style-name="P5"><text:span text:style-name="T2">Кличка:</text:span> Строго текстовый формат (кириллица/латиница). Длина от 1 до 30 символов. Цифры заблокированы на уровне интерфейса.</text:p>
        </text:list-item>
        <text:list-item>
          <text:p text:style-name="P5"><text:span text:style-name="T2">Вид животного:</text:span> Атрибут типа Enum. Ограничен списком: Кошка, Собака, Кролик, Птица, Грызун, Другое.</text:p>
        </text:list-item>
        <text:list-item>
          <text:p text:style-name="P5"><text:span text:style-name="T2">Порода:</text:span> Текстовое поле. Если порода неизвестна, указывается «Беспородная».</text:p>
        </text:list-item>
        <text:list-item>
          <text:p text:style-name="P5"><text:span text:style-name="T2">Дата рождения:</text:span> Используется для автоматического вычисления возраста (отображается в тегах, например, «5 лет»). Не может быть позже текущей даты.</text:p>
        </text:list-item>
        <text:list-item>
          <text:p text:style-name="P5"><text:span text:style-name="T2">Вес:</text:span> Положительное число (Decimal). Ограничение: от 0.1 до 300.0 кг. Служит основой для построения графика динамики.</text:p>
        </text:list-item>
        <text:list-item>
          <text:p text:style-name="P5"><text:span text:style-name="T2">Фото:</text:span> Ссылка на файл изображения (JPG/PNG). Ограничение по размеру — до 5 МБ.</text:p>
        </text:list-item>
      </text:list>
      <text:h text:style-name="P2" text:outline-level="2" text:is-list-header="true">3. Сущность: Врач (Doctor)</text:h>
      <text:p text:style-name="P3"><text:span text:style-name="T1">Сотрудник клиники, осуществляющий прием.</text:span></text:p>
      <text:list text:style-name="L3">
        <text:list-item>
          <text:p text:style-name="P6"><text:span text:style-name="T2">ФИО:</text:span> Полное имя сотрудника.</text:p>
        </text:list-item>
        <text:list-item>
          <text:p text:style-name="P6"><text:span text:style-name="T2">Специализация:</text:span> Строго фиксированный список: Терапевт, Хирург, Кардиолог, Невролог, Дерматолог.</text:p>
        </text:list-item>
        <text:list-item>
          <text:p text:style-name="P6"><text:span text:style-name="T2">Рабочий график:</text:span> Совокупность доступных временных слотов для записи (шаг — 30 минут, интервал 09:00–18:00).</text:p>
        </text:list-item>
      </text:list>
      <text:h text:style-name="P2" text:outline-level="2" text:is-list-header="true"><text:soft-page-break/>4. Сущность: Медикамент (Medication)</text:h>
      <text:p text:style-name="P3"><text:span text:style-name="T1">Товарная позиция аптечного склада.</text:span></text:p>
      <text:list text:style-name="L4">
        <text:list-item>
          <text:p text:style-name="P7"><text:span text:style-name="T2">Название и Описание:</text:span> Текстовые поля.</text:p>
        </text:list-item>
        <text:list-item>
          <text:p text:style-name="P7"><text:span text:style-name="T2">Цена за единицу:</text:span> Денежный формат. Не может быть меньше 1 рубля.</text:p>
        </text:list-item>
        <text:list-item>
          <text:p text:style-name="P7"><text:span text:style-name="T2">Срок годности:</text:span> Поле типа DATE. Используется для автоматической фильтрации просроченных препаратов в модуле «Администрация».</text:p>
        </text:list-item>
      </text:list>
      <text:h text:style-name="P2" text:outline-level="2" text:is-list-header="true">5. Сущность: Визит (Visit)</text:h>
      <text:p text:style-name="P3"><text:span text:style-name="T1">Запись в Журнале здоровья, результат приема.</text:span></text:p>
      <text:list text:style-name="L5">
        <text:list-item>
          <text:p text:style-name="P8"><text:span text:style-name="T2">Анамнез:</text:span> Обязательный текстовый блок. Длина от 10 до 2000 символов (жалобы, состояние, предыстория болезни).</text:p>
        </text:list-item>
        <text:list-item>
          <text:p text:style-name="P8"><text:span text:style-name="T2">Диагноз:</text:span> Обязательное поле. Краткая формулировка выявленного заболевания.</text:p>
        </text:list-item>
        <text:list-item>
          <text:p text:style-name="P8"><text:span text:style-name="T2">Назначения:</text:span> Совокупный список (связь «многие-ко-многим») с услугами и медикаментами.</text:p>
        </text:list-item>
        <text:list-item>
          <text:p text:style-name="P8"><text:span text:style-name="T2">Итоговая сумма:</text:span> Вычисляемый атрибут. Сумма стоимостей всех добавленных в визит назначений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c459f746614306d6c3c6a8c8bf931ecabb6c7513</meta:generator>
    <dc:title/>
    <dc:description/>
    <dc:subject/>
    <meta:keyword/>
    <meta:initial-creator/>
    <meta:creation-date>2026-04-29T06:36:37Z</meta:creation-date>
    <dc:date>2026-04-29T11:52:37.352446639</dc:date>
    <meta:editing-duration>PT8M16S</meta:editing-duration>
    <meta:editing-cycles>8</meta:editing-cycles>
    <meta:print-date>2026-04-29T11:51:14.932341632</meta:print-date>
    <meta:printed-by>PDF files</meta:printed-by>
    <meta:document-statistic meta:table-count="0" meta:image-count="0" meta:object-count="0" meta:page-count="2" meta:paragraph-count="32" meta:word-count="321" meta:character-count="2410" meta:non-whitespace-character-count="2140"/>
  </office:meta>
</office:document-meta>
</file>